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orgia" svg:font-family="Georgia"/>
    <style:font-face style:name="Open Sans" svg:font-family="'Open Sans', sans-serif"/>
    <style:font-face style:name="Whitney" svg:font-family="Whitney,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Calibri" fo:font-weight="bold" style:font-weight-asian="bold" style:font-weight-complex="bold"/>
    </style:style>
    <style:style style:name="P4" style:family="paragraph" style:parent-style-name="Standard" style:list-style-name="L1">
      <style:text-properties style:font-name="Calibri" fo:font-weight="bold" style:font-weight-asian="bold" style:font-weight-complex="bold"/>
    </style:style>
    <style:style style:name="P5" style:family="paragraph" style:parent-style-name="Standard">
      <style:text-properties style:font-name="Calibri" fo:font-weight="bold" officeooo:rsid="00018cfb" officeooo:paragraph-rsid="00018cfb" style:font-weight-asian="bold" style:font-weight-complex="bold"/>
    </style:style>
    <style:style style:name="P6" style:family="paragraph" style:parent-style-name="Standard">
      <style:text-properties style:font-name="Calibri" fo:font-weight="bold" officeooo:paragraph-rsid="00043a00" style:font-weight-asian="bold" style:font-weight-complex="bold"/>
    </style:style>
    <style:style style:name="P7" style:family="paragraph" style:parent-style-name="Standard">
      <style:text-properties style:font-name="Calibri" fo:font-weight="bold" officeooo:rsid="00059ca9" officeooo:paragraph-rsid="00059ca9" style:font-weight-asian="bold" style:font-weight-complex="bold"/>
    </style:style>
    <style:style style:name="P8" style:family="paragraph" style:parent-style-name="Standard">
      <style:text-properties style:font-name="Calibri" fo:font-weight="bold" officeooo:rsid="0006efcb" officeooo:paragraph-rsid="0006efcb" style:font-weight-asian="bold" style:font-weight-complex="bold"/>
    </style:style>
    <style:style style:name="P9" style:family="paragraph" style:parent-style-name="Standard">
      <style:text-properties style:font-name="Calibri" fo:font-weight="bold" officeooo:rsid="00086e79" officeooo:paragraph-rsid="00086e79" style:font-weight-asian="bold" style:font-weight-complex="bold"/>
    </style:style>
    <style:style style:name="P10" style:family="paragraph" style:parent-style-name="Standard">
      <style:text-properties style:font-name="Calibri" fo:font-weight="normal" style:font-weight-asian="normal" style:font-weight-complex="normal"/>
    </style:style>
    <style:style style:name="P11" style:family="paragraph" style:parent-style-name="Standard" style:list-style-name="L2">
      <style:text-properties style:font-name="Calibri" fo:font-weight="normal" style:font-weight-asian="normal" style:font-weight-complex="normal"/>
    </style:style>
    <style:style style:name="P12" style:family="paragraph" style:parent-style-name="Standard">
      <style:text-properties style:font-name="Calibri" fo:font-weight="normal" officeooo:paragraph-rsid="00021639" style:font-weight-asian="normal" style:font-weight-complex="normal"/>
    </style:style>
    <style:style style:name="P13" style:family="paragraph" style:parent-style-name="Standard">
      <style:text-properties style:font-name="Calibri" fo:font-weight="normal" officeooo:rsid="00029a14" officeooo:paragraph-rsid="00029a14" style:font-weight-asian="normal" style:font-weight-complex="normal"/>
    </style:style>
    <style:style style:name="P14" style:family="paragraph" style:parent-style-name="Standard">
      <style:text-properties style:font-name="Calibri" fo:font-weight="normal" officeooo:rsid="00059ca9" officeooo:paragraph-rsid="00059ca9" style:font-weight-asian="normal" style:font-weight-complex="normal"/>
    </style:style>
    <style:style style:name="P15" style:family="paragraph" style:parent-style-name="Standard">
      <style:text-properties style:font-name="Calibri" fo:font-weight="normal" officeooo:rsid="0006efcb" officeooo:paragraph-rsid="0006efcb" style:font-weight-asian="normal" style:font-weight-complex="normal"/>
    </style:style>
    <style:style style:name="P16" style:family="paragraph" style:parent-style-name="Standard">
      <style:text-properties style:font-name="Calibri" fo:font-weight="normal" officeooo:rsid="00086e79" officeooo:paragraph-rsid="00086e79" style:font-weight-asian="normal" style:font-weight-complex="normal"/>
    </style:style>
    <style:style style:name="P17" style:family="paragraph" style:parent-style-name="Standard">
      <style:text-properties style:font-name="Calibri" fo:font-weight="normal" officeooo:rsid="0008ad9f" officeooo:paragraph-rsid="0008ad9f" style:font-weight-asian="normal" style:font-weight-complex="normal"/>
    </style:style>
    <style:style style:name="P18" style:family="paragraph" style:parent-style-name="Standard">
      <style:text-properties style:font-name="Calibri" officeooo:paragraph-rsid="00018cfb"/>
    </style:style>
    <style:style style:name="P19" style:family="paragraph" style:parent-style-name="Standard">
      <style:text-properties style:font-name="Calibri" officeooo:rsid="00018cfb" officeooo:paragraph-rsid="00018cfb"/>
    </style:style>
    <style:style style:name="P20" style:family="paragraph" style:parent-style-name="Standard">
      <style:text-properties fo:color="#000000" style:font-name="Calibri"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18cfb" style:font-weight-asian="normal" style:font-weight-complex="normal"/>
    </style:style>
    <style:style style:name="T3" style:family="text">
      <style:text-properties fo:font-weight="normal" officeooo:rsid="00021639" style:font-weight-asian="normal" style:font-weight-complex="normal"/>
    </style:style>
    <style:style style:name="T4" style:family="text">
      <style:text-properties fo:font-weight="normal" officeooo:rsid="00029a14" style:font-weight-asian="normal" style:font-weight-complex="normal"/>
    </style:style>
    <style:style style:name="T5" style:family="text">
      <style:text-properties fo:font-weight="normal" officeooo:rsid="00043a00" style:font-weight-asian="normal" style:font-weight-complex="normal"/>
    </style:style>
    <style:style style:name="T6" style:family="text">
      <style:text-properties fo:font-weight="normal" officeooo:rsid="00086e79" style:font-weight-asian="normal" style:font-weight-complex="normal"/>
    </style:style>
    <style:style style:name="T7" style:family="text">
      <style:text-properties style:font-name="Calibri"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variant="normal" fo:text-transform="none" fo:color="#212529" fo:font-size="12pt" fo:letter-spacing="normal" fo:font-style="normal" fo:font-weight="normal" style:font-weight-asian="normal" style:font-weight-complex="normal"/>
    </style:style>
    <style:style style:name="T10" style:family="text">
      <style:text-properties fo:font-variant="normal" fo:text-transform="none" fo:color="#212529" fo:font-size="12pt" fo:letter-spacing="normal" fo:font-style="normal" fo:font-weight="normal" officeooo:rsid="00018cfb" style:font-weight-asian="normal" style:font-weight-complex="normal"/>
    </style:style>
    <style:style style:name="T11" style:family="text">
      <style:text-properties fo:font-variant="normal" fo:text-transform="none" fo:color="#000000" style:font-name="Calibri" fo:font-size="12pt" fo:letter-spacing="normal" fo:font-style="normal"/>
    </style:style>
    <style:style style:name="T12" style:family="text">
      <style:text-properties fo:font-variant="normal" fo:text-transform="none" fo:color="#000000" style:font-name="Calibri" fo:font-size="12pt" fo:letter-spacing="normal" fo:font-style="normal" fo:font-weight="normal"/>
    </style:style>
    <style:style style:name="T13" style:family="text">
      <style:text-properties fo:font-variant="normal" fo:text-transform="none" fo:color="#000000" style:font-name="Calibri" fo:font-size="12pt" fo:letter-spacing="normal" fo:font-style="normal" fo:font-weight="normal" style:font-weight-asian="normal" style:font-weight-complex="normal"/>
    </style:style>
    <style:style style:name="T14" style:family="text">
      <style:text-properties fo:font-variant="normal" fo:text-transform="none" fo:color="#000000" style:text-line-through-style="none" style:text-line-through-type="none" style:font-name="Calibri" fo:font-size="12pt" fo:letter-spacing="normal" fo:font-style="normal" style:text-underline-style="none" fo:font-weight="normal" style:text-blinking="false" fo:background-color="#ffffff" loext:char-shading-value="0" style:font-weight-asian="normal" style:font-weight-complex="normal"/>
    </style:style>
    <style:style style:name="T15" style:family="text">
      <style:text-properties fo:font-variant="normal" fo:text-transform="none" fo:font-size="12pt" fo:letter-spacing="normal" fo:font-style="normal" fo:font-weight="normal"/>
    </style:style>
    <style:style style:name="T16" style:family="text">
      <style:text-properties officeooo:rsid="00021639"/>
    </style:style>
    <style:style style:name="T17" style:family="text">
      <style:text-properties fo:color="#000000" style:font-name="Calibri" fo:font-weight="normal" style:font-weight-asian="normal" style:font-weight-complex="normal"/>
    </style:style>
    <style:style style:name="T18" style:family="text">
      <style:text-properties officeooo:rsid="0006ef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 D'ANNUNZIO, <text:span text:style-name="T8">La pioggia nel pineto</text:span></text:p>
      <text:p text:style-name="P1"/>
      <text:p text:style-name="Standard"><text:span text:style-name="T7">vedere link: </text:span><text:a xlink:type="simple" xlink:href="https://www.fareletteratura.it/2014/02/20/analisi-del-testo-e-parafrasi-la-pioggia-nel-pineto-dannunzio/" text:style-name="Internet_20_link" text:visited-style-name="Visited_20_Internet_20_Link"><text:span text:style-name="T1">https://www.fareletteratura.it/2014/02/20/analisi-del-testo-e-parafrasi-la-pioggia-nel-pineto-dannunzio/</text:span></text:a><text:span text:style-name="T1"> </text:span></text:p>
      <text:p text:style-name="P2"/>
      <text:p text:style-name="P1">Domande per lo studio.</text:p>
      <text:p text:style-name="P1"/>
      <text:list xml:id="list228535076" text:style-name="L1">
        <text:list-item>
          <text:p text:style-name="P4">Il tema. <text:span text:style-name="T1">Qual è, secondo te, il tema centrale della lirica (la donna, l’amore, la fusione dell’uomo con la natura…)? Motiva la tua risposta.</text:span> <text:span text:style-name="T1">(versi 20-21; 52-64; 97-109. Spiega il tema centrale della lirica relativo alla fusione dell'uomo con la natura).</text:span></text:p>
        </text:list-item>
      </text:list>
      <text:p text:style-name="P1"><text:span text:style-name="T1"/></text:p>
      <text:p text:style-name="P18"><text:span text:style-name="T2">Il tema centrale della lirica è sicuramente la fusione dell’uomo con la natura, infatti per tutta la durata della poesia il poeta </text:span><text:span text:style-name="T9">mette in eviden</text:span><text:span text:style-name="T10">za </text:span><text:span text:style-name="T9">la trasformazione sua e della sua compagna in elementi vegetali, che </text:span><text:span text:style-name="T10">via via </text:span><text:span text:style-name="T9">riescono a fondersi con la natura.</text:span></text:p>
      <text:p text:style-name="P19"><text:span text:style-name="T9">Questa metamorfosi viene detta “panica”, ovvero in riferimento al panismo, dal dio greco Pan ovvero dio della natura, riferendosi all’identificazione dell’uomo con la natura.</text:span></text:p>
      <text:p text:style-name="P19"><text:span text:style-name="T9">Quindi la il tema centrale è un tema “panico-metaforico”.</text:span></text:p>
      <text:p text:style-name="P1"><text:span text:style-name="T1"/></text:p>
      <text:p text:style-name="P5"><text:span text:style-name="T1">Nei versi 20-21, “piove su i nostri volti silvani, piove su le nostre mani ignude ...”, viene descritto come la pioggia colpisca direttamente il poeta e la compagna, durante la loro trasformazione naturale.</text:span></text:p>
      <text:p text:style-name="P5"><text:span text:style-name="T1">Nei versi 52-64, “E immersi noi siam nello spirito silvestre ...”, il poeta ci fa capire che la metamorfosi è ormai al suo culmine, in quando si tende ad umanizzare la natura.</text:span></text:p>
      <text:p text:style-name="P5"><text:span text:style-name="T1">Nei versi 97-109, “</text:span><text:span text:style-name="T3">Piove su le tue ciglia nere, si che par tu pianga ...”, la metamorfosi è compiuta, con la pioggia cadente sul viso della compagna, come se piangesse.</text:span></text:p>
      <text:p text:style-name="P1"><text:span text:style-name="T1"/></text:p>
      <text:p text:style-name="P1"><text:span text:style-name="T1"/></text:p>
      <text:list xml:id="list171911396159482" text:continue-numbering="true" text:style-name="L1">
        <text:list-item>
          <text:p text:style-name="P4">Ermione. <text:span text:style-name="T1">La figura femminile che appare nel testo è appena accennata</text:span>. </text:p>
          <text:p text:style-name="P4">• Con quali immagini ci viene presentata? </text:p>
          <text:p text:style-name="P4">• Quali dati fisici di lei conosciamo? </text:p>
        </text:list-item>
      </text:list>
      <text:p text:style-name="P1"/>
      <text:p text:style-name="P12"><text:span text:style-name="T16">Ermione, la compagna, viene presentata attraverso le immagini di un volto “ebro”, molle di pioggia come una foglia, chiome aulenti come chiare ginestre (vv. 56-61). Vengono descritte brevemente le ciglia nere, che sembra piangano per la pioggia che vi cade sopra (vv. 97-99). Poi viene descritta la carnagione, non vianca ma quasi fatta virente, come uscita da una scorza (vv. 99-101).</text:span></text:p>
      <text:p text:style-name="P13">Dopodichè vengono descritti gli occhi, come polle tra l’erbe, i denti negli alvèoli come mandorle acerbe.</text:p>
      <text:p text:style-name="P13"/>
      <text:p text:style-name="P13">I dati fisici che conosciamo sono il volto inebriato e bagnato dalla pioggia, i capelli profumati, le ciglia nere, di carnagione quasi “verdeggiante” quasi come fosse uscita dalla corteccia di un albero.</text:p>
      <text:p text:style-name="P13">Gli occhi come sorgenti nei prati, quindi azzurri e chiari, e i denti come mandorle acerbe quindi bianchissimi.</text:p>
      <text:p text:style-name="P12"/>
      <text:list xml:id="list171911404031504" text:continue-numbering="true" text:style-name="L1">
        <text:list-item>
          <text:p text:style-name="P4">Umanizzazione della natura. <text:span text:style-name="T1">Se l'uomo si fonde con la natura, anche la natura appare, a tratti <text:s/>umanizzata. Individua i </text:span><text:span text:style-name="T4">v</text:span><text:span text:style-name="T1">ersi in cui è evidente tale passaggio.</text:span></text:p>
        </text:list-item>
      </text:list>
      <text:p text:style-name="P1"><text:span text:style-name="T1"/></text:p>
      <text:p text:style-name="P1"><text:span text:style-name="T1">“</text:span><text:span text:style-name="T4">ma odo parole più nuove che parlano gocciole e foglie lontane” (vv. 4-7)</text:span></text:p>
      <text:p text:style-name="P1"><text:span text:style-name="T4">“</text:span><text:span text:style-name="T5">Il pino ha un suono, il mirto altro suono, il ginepro un altro ancora, stromenti diversi sotto innumerevoli dita.” (vv. 47-51)</text:span></text:p>
      <text:p text:style-name="P6"><text:span text:style-name="T5">“Non s’ode voce dal mare” (v. 80)</text:span></text:p>
      <text:p text:style-name="P6"><text:span text:style-name="T5">“La rana canta nell’ombra pià fonda” (vv. 92-93) </text:span></text:p>
      <text:list xml:id="list171912224486094" text:continue-numbering="true" text:style-name="L1">
        <text:list-item>
          <text:p text:style-name="P4"><text:soft-page-break/>Impressionismo dannunziano. <text:span text:style-name="T1">Per quale motivo possiamo affermare che la lirica si sviluppa secondo un processo impressionistico? Motiva con riferimenti al testo.</text:span></text:p>
        </text:list-item>
      </text:list>
      <text:p text:style-name="P1"><text:span text:style-name="T1"/></text:p>
      <text:p text:style-name="Standard"><text:span text:style-name="T13">Il gioco sottile degli echi e delle riprese, la</text:span><text:span text:style-name="Strong_20_Emphasis"><text:span text:style-name="T11"> </text:span></text:span><text:span text:style-name="Strong_20_Emphasis"><text:span text:style-name="T12">tavolozza “impressionista”</text:span></text:span><text:span text:style-name="Strong_20_Emphasis"><text:span text:style-name="T13"> </text:span></text:span><text:span text:style-name="T13">che ne deriva, sono pratiche codificate negli anni immediatamente precedenti dai capiscuola del simbolismo europeo, da </text:span><text:span text:style-name="T14">Rimbaud </text:span><text:span text:style-name="T13">a</text:span><text:span text:style-name="Strong_20_Emphasis"><text:span text:style-name="T11"> </text:span></text:span><text:span text:style-name="Strong_20_Emphasis"><text:span text:style-name="T12">Mallarmé.</text:span></text:span><text:span text:style-name="T17"> </text:span></text:p>
      <text:p text:style-name="P1"><text:span text:style-name="T1"/></text:p>
      <text:list xml:id="list171911123791403" text:continue-numbering="true" text:style-name="L1">
        <text:list-item>
          <text:p text:style-name="P4">“<text:span text:style-name="T8">parole più nuove</text:span>” (v. 5) – Chi le pronuncia? <text:span text:style-name="T1">quale rapporto con la poetica simbolista si può riscontrare in questo verso?</text:span></text:p>
        </text:list-item>
      </text:list>
      <text:p text:style-name="P1"><text:span text:style-name="T1"/></text:p>
      <text:p text:style-name="P7"><text:span text:style-name="T1">Il poeta sente delle parole nuove, sussurrate da gocciole e foglie lontane, ovvero dalla natura.</text:span></text:p>
      <text:p text:style-name="P7"><text:span text:style-name="T1">Il rapporto con la poetica simbolista si riscontra attraverso la natura rappresentata come una foresta di simboli tra loro corrispondenti, associando attraverso intuizione la natura con il senso della realtà, scoprendo collegamenti apparentemente illogici, come quello tra le gocciole e foglie e il pronunciare delle parole umane, attraverso una scelta delle parole non per il significato concreto ed oggettivo ma per le suggestioni che possono evocare con il loro suono e ritmo.</text:span></text:p>
      <text:p text:style-name="P7"><text:span text:style-name="T1"><text:s/></text:span></text:p>
      <text:p text:style-name="P1"><text:span text:style-name="T1"/></text:p>
      <text:list xml:id="list171911261267982" text:continue-numbering="true" text:style-name="L1">
        <text:list-item>
          <text:p text:style-name="P4"><text:span text:style-name="T1">Quali sono gli </text:span>strumenti musicali<text:span text:style-name="T1"> suonati dalla pioggi?</text:span></text:p>
        </text:list-item>
      </text:list>
      <text:p text:style-name="P1"><text:span text:style-name="T1"/></text:p>
      <text:p text:style-name="P7"><text:span text:style-name="T1">Gli strumenti musicali suonati dalla pioggia, nei versi dal 46 al 51, sono proprio gli alberi, ovvero il pino, il mirto ed il ginepro, colpiti dalla pioggia come dei tamburi suonati da “innumerevoli dita”. Non si tratta di veri strumenti musicali, ma di entità naturali che, colpite dalla pioggia, possono richiamare al suono di alcuni strumenti, come il tamburo per gli alberi colpiti dalla pioggia.</text:span></text:p>
      <text:p text:style-name="P1"><text:span text:style-name="T1"/></text:p>
      <text:list xml:id="list171911120643369" text:continue-numbering="true" text:style-name="L1">
        <text:list-item>
          <text:p text:style-name="P4">Il componimento. </text:p>
          <text:p text:style-name="P4">• Quanti versi compaiono nel componimento? </text:p>
          <text:p text:style-name="P4">• Quali tipi di versi? </text:p>
        </text:list-item>
      </text:list>
      <text:p text:style-name="P1"/>
      <text:p text:style-name="P14">Il componimento presenta 4 strofe, ciascuna da <text:span text:style-name="T18">32 versi, per un totale di </text:span>128 <text:span text:style-name="T18">versi.</text:span></text:p>
      <text:p text:style-name="P15">I versi sono di varia misura: ternari, senari e novenari.</text:p>
      <text:p text:style-name="P1"/>
      <text:list xml:id="list171911594044720" text:continue-numbering="true" text:style-name="L1">
        <text:list-item>
          <text:p text:style-name="P4">La forma metrica. <text:span text:style-name="T1">Perché la poesia viene definita canzone libera?</text:span> </text:p>
        </text:list-item>
      </text:list>
      <text:p text:style-name="P1"/>
      <text:p text:style-name="P15">La poesia è definita come canzone libera per la sua struttura metro-sintattica. Infatti sia versi che rime prova di ciò sono: i versi di varia misura, tra cui ternari, senari e novenari in prevalenza, così come anche lo schema di rime sciolto che non segue quindi una regola precisa. Questi due elementi conferiscono alla lirica, ovvero la canzone, un certo senso di libertà formale.</text:p>
      <text:p text:style-name="P1"/>
      <text:list xml:id="list171911564398633" text:continue-numbering="true" text:style-name="L1">
        <text:list-item>
          <text:p text:style-name="P4">Rime, assonanze, consonanze ➔<text:span text:style-name="T1"> La parola è usata più per la sua musicalità che per il suo significato e il testo realizza costanti accordi e rimandi fonici anche attraverso rime;</text:span> individua <text:span text:style-name="T1">esempi di</text:span></text:p>
          <text:p text:style-name="P4">• rime interne (sofferma la tua attenzione sui vv. 4/7; 40/45; 51/55) </text:p>
        </text:list-item>
      </text:list>
      <text:p text:style-name="P10">“<text:span text:style-name="T18">umane/lontane” , “pianto/canto” , “dita/vita” . </text:span></text:p>
      <text:list xml:id="list171911182220701" text:continue-numbering="true" text:style-name="L1">
        <text:list-header>
          <text:p text:style-name="P4">• assonanze (sofferma la tua attenzione sui vv. 5; 31) </text:p>
        </text:list-header>
      </text:list>
      <text:p text:style-name="P10">“<text:span text:style-name="T18">parole/nuove” , “illuse/illude” .</text:span></text:p>
      <text:list xml:id="list171911627404486" text:continue-numbering="true" text:style-name="L1">
        <text:list-header>
          <text:p text:style-name="P4">• consonanze (sofferma la tua attenzione sul v. 38) </text:p>
        </text:list-header>
      </text:list>
      <text:p text:style-name="P10">“<text:span text:style-name="T18">fronde/rade”.</text:span></text:p>
      <text:list xml:id="list171911899565852" text:continue-numbering="true" text:style-name="L1">
        <text:list-item>
          <text:p text:style-name="P4">Le ripetizioni. <text:span text:style-name="T1">Quali sono? Quali funione hanno?</text:span></text:p>
        </text:list-item>
      </text:list>
      <text:p text:style-name="P1"><text:span text:style-name="T1"/></text:p>
      <text:p text:style-name="P8"><text:span text:style-name="T1">“Ascolta, ascolta” (v. 65), “chi sa dove, chi sa dove!” (vv. 94, 115), <text:s/>hanno la funzione </text:span><text:span text:style-name="T6">di rafforzativo.</text:span></text:p>
      <text:list xml:id="list171912390244360" text:continue-numbering="true" text:style-name="L1">
        <text:list-item>
          <text:p text:style-name="P4"><text:soft-page-break/>Le sensazioni uditive. <text:span text:style-name="T1">Le sensazioni uditive sono prevalenti nel testo. Indica quali suoni vengono prodotti dalla pioggia e quali termini riferiti ad animali rimandano a sensazioni uditive. </text:span></text:p>
          <text:p text:style-name="P4"><text:span text:style-name="T1"/></text:p>
        </text:list-item>
      </text:list>
      <text:p text:style-name="P1"><text:span text:style-name="T6">Le sensazioni uditive prevalenti nel testo riguardano il suono che provoca la pioggia colpendo alberi, foglie e altri elementi naturali. I termini di riferimento presenti sono “parole che parlano gocciole e foglie”, “il pino ha un suono, il mirto un altro suono … come suonati da innumerevoli dita.”. </text:span></text:p>
      <text:p text:style-name="P9"><text:span text:style-name="T6">A</text:span><text:span text:style-name="T1">ltri termini riferiti ad animali che rimandano a sensazioni uditive si possono trovare ai versi 41-42, con “il canto delle cicale”, oppure ai versi 66-68, “l’accordo delle aeree cicale a poco a poco più sordo”, o nei versi 77-78, “sola una nota ancor trema, si spegne ...” .</text:span></text:p>
      <text:p text:style-name="P1"><text:span text:style-name="T1"/></text:p>
      <text:list xml:id="list171911822071320" text:continue-numbering="true" text:style-name="L1">
        <text:list-item>
          <text:p text:style-name="P4">Il registro. <text:span text:style-name="T1">Il testo presenta un registro stilistico a. popolare. b. aulico. c. medio. d. colloquiale.</text:span> </text:p>
        </text:list-item>
      </text:list>
      <text:p text:style-name="P1"/>
      <text:p text:style-name="P20"><text:span text:style-name="T15">Il registro stilistico del testo è: c. medio. Nonostante ciò a volte, in particolar modo quando l’autore ricorre all’uso di aggettivi, il registro si fa b. aulico (tamerici, mirti, salmastre ed arse, scagliosi e iriti, divini, fulgenti, solitaria verdura).</text:span> </text:p>
      <text:p text:style-name="P20"/>
      <text:list xml:id="list171912489025900" text:continue-numbering="true" text:style-name="L1">
        <text:list-item>
          <text:p text:style-name="P4">Il ritmo. <text:span text:style-name="T1">Come definiresti il ritmo della lirica?</text:span> </text:p>
        </text:list-item>
      </text:list>
      <text:list xml:id="list890411679" text:style-name="L2">
        <text:list-header>
          <text:p text:style-name="P11"/>
        </text:list-header>
      </text:list>
      <text:p text:style-name="P16">Il ritmo della lirica è avvertibile dalla metrica libera. Il largo impiego di consonanze e ripetizioni da un tono musicale ai versi, attraverso le rime baciate o le assonanze. </text:p>
      <text:p text:style-name="P17">Viene dato anche ugualmente contributo musicale dalla modulazione fonica, attraverso le vocali “a “ e “o”, per dare un tono chiaro oppure cupo ai concetti espressi.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orgia" svg:font-family="Georgia"/>
    <style:font-face style:name="Open Sans" svg:font-family="'Open Sans', sans-serif"/>
    <style:font-face style:name="Whitney" svg:font-family="Whitney,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74cm" fo:margin-bottom="1.9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nrica pan</meta:initial-creator>
    <meta:creation-date>2020-03-25T09:44:21.95</meta:creation-date>
    <dc:date>2020-03-30T17:19:10.445000000</dc:date>
    <meta:editing-duration>PT39M14S</meta:editing-duration>
    <meta:editing-cycles>12</meta:editing-cycles>
    <meta:generator>LibreOffice/6.3.2.2$Windows_X86_64 LibreOffice_project/98b30e735bda24bc04ab42594c85f7fd8be07b9c</meta:generator>
    <meta:document-statistic meta:table-count="0" meta:image-count="0" meta:object-count="0" meta:page-count="3" meta:paragraph-count="54" meta:word-count="1150" meta:character-count="7238" meta:non-whitespace-character-count="6129"/>
  </office:meta>
</office:document-meta>
</file>